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background-color="#ffff00"/>
    </style:style>
    <style:style style:name="P2" style:family="paragraph" style:parent-style-name="Standard" style:list-style-name="L2">
      <style:text-properties fo:background-color="#ffff00"/>
    </style:style>
    <style:style style:name="P3" style:family="paragraph" style:parent-style-name="Standard" style:list-style-name="L3">
      <style:text-properties fo:background-color="#ffff00"/>
    </style:style>
    <style:style style:name="P4" style:family="paragraph" style:parent-style-name="Standard" style:list-style-name="L4">
      <style:text-properties fo:background-color="#ffff00"/>
    </style:style>
    <style:style style:name="P5" style:family="paragraph" style:parent-style-name="Standard" style:list-style-name="L2"/>
    <style:style style:name="P6" style:family="paragraph" style:parent-style-name="Standard" style:list-style-name="L3">
      <style:text-properties fo:background-color="#ff3333"/>
    </style:style>
    <style:style style:name="P7" style:family="paragraph" style:parent-style-name="Standard" style:list-style-name="L4">
      <style:text-properties fo:background-color="#ff3333"/>
    </style:style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perpositional Computation Using Leveled Homomorphic Encryption Over The Integers</text:p>
      <text:p text:style-name="Standard"/>
      <text:p text:style-name="Standard">Abstract</text:p>
      <text:list xml:id="list6438470727464038820" text:style-name="L1">
        <text:list-item>
          <text:p text:style-name="P1">Write the abstract</text:p>
        </text:list-item>
      </text:list>
      <text:p text:style-name="Standard"/>
      <text:p text:style-name="Standard">Main Course:</text:p>
      <text:list xml:id="list7808827198369150422" text:style-name="L2">
        <text:list-item>
          <text:p text:style-name="P2">Re-Introduce homomorphic encryption over the integers and boostrapping</text:p>
        </text:list-item>
        <text:list-item>
          <text:p text:style-name="P2">explain what leveled HE is. <text:s/>You know in advance the circuit depth.</text:p>
        </text:list-item>
        <text:list-item>
          <text:p text:style-name="P2">Throw away security parameters to get bare bones implementation</text:p>
        </text:list-item>
        <text:list-item>
          <text:p text:style-name="P2">Show how an encoded bit can be a 0 or a 1 depending on the key used to decode it</text:p>
        </text:list-item>
        <text:list-item>
          <text:p text:style-name="P2">mention using CRT to find values</text:p>
        </text:list-item>
        <text:list-item>
          <text:p text:style-name="P2">Show how this works with multiple bits</text:p>
        </text:list-item>
        <text:list-item>
          <text:p text:style-name="P2">Show example table of XOR / AND like in intro</text:p>
        </text:list-item>
        <text:list-item>
          <text:p text:style-name="P2">Talk about finding a key size to use (value probe) for a given circuit</text:p>
          <text:p text:style-name="P5"/>
        </text:list-item>
      </text:list>
      <text:p text:style-name="Standard">Other Notes</text:p>
      <text:list xml:id="list3621777576925033536" text:style-name="L3">
        <text:list-item>
          <text:p text:style-name="P3">Getting to fully homomorphic:</text:p>
          <text:list>
            <text:list-item>
              <text:p text:style-name="P3">Don't think bootstrapping would work</text:p>
            </text:list-item>
            <text:list-item>
              <text:p text:style-name="P3">Modulus switching is difficult. <text:s/>Explain (need to find very large numbers? Not worth it?)</text:p>
            </text:list-item>
            <text:list-item>
              <text:p text:style-name="P6">could literally “recrypt” but going through permutations of input and re-encoding everything. <text:s/>Not sure if worthwhile. <text:s/>Does this even reduce error? Maybe only in circuits with less than perfect efficiency?</text:p>
            </text:list-item>
          </text:list>
        </text:list-item>
        <text:list-item>
          <text:p text:style-name="P6">Possibly allows you to know if a circuit has redundancy? Look into it more deeply</text:p>
        </text:list-item>
        <text:list-item>
          <text:p text:style-name="P6">similar to quantum computing except that...</text:p>
          <text:list>
            <text:list-item>
              <text:p text:style-name="P6">list why it isn't the same. <text:s/>Interference for one, which is important</text:p>
            </text:list-item>
            <text:list-item>
              <text:p text:style-name="P6">can re-measure superpositional values multiple times though where in QC you only get one shot</text:p>
            </text:list-item>
          </text:list>
        </text:list-item>
        <text:list-item>
          <text:p text:style-name="P6">All logic is “branchless” since you can't do conditional operations on the superpositional values. This is just like in HE.</text:p>
        </text:list-item>
        <text:list-item>
          <text:p text:style-name="P3">Could make partially superpositional bits, don't need all permutations</text:p>
        </text:list-item>
        <text:list-item>
          <text:p text:style-name="P6">Goal: calculate once and re-use many. <text:s/>Pre-process algorithms to make constant time thing. Similar to a lookup table, except that this is a functional object which can further be manipulated by logical circuits.</text:p>
        </text:list-item>
        <text:list-item>
          <text:p text:style-name="P3">Can use constants (0/1) in circuits as well</text:p>
        </text:list-item>
        <text:list-item>
          <text:p text:style-name="P3">mention that it differs from a lookup table in that it can be further transformed by logic if desired.</text:p>
        </text:list-item>
      </text:list>
      <text:p text:style-name="Standard"/>
      <text:p text:style-name="Standard">Future Work:</text:p>
      <text:list xml:id="list2161827397731247670" text:style-name="L4">
        <text:list-item>
          <text:p text:style-name="P4">Trying this with other forms of he / fhe to see if there is play</text:p>
          <text:list>
            <text:list-item>
              <text:p text:style-name="P4">I believe this may be a basic property of HE!</text:p>
            </text:list-item>
          </text:list>
        </text:list-item>
        <text:list-item>
          <text:p text:style-name="P4">Future advances in homomorphic encryption are likely to also benefit this technique</text:p>
        </text:list-item>
        <text:list-item>
          <text:p text:style-name="P4">Other ways to solve for keys / encrypted bits, especially those that result in smaller keys and encrypted bit values.</text:p>
        </text:list-item>
        <text:list-item>
          <text:p text:style-name="P4">Other ways to find keys / encrypted bit values which are closer to the minimum size needed. Less waste.</text:p>
        </text:list-item>
        <text:list-item>
          <text:p text:style-name="P7">Advancements in co-prime generations would help here too.</text:p>
        </text:list-item>
        <text:list-item>
          <text:p text:style-name="P4"><text:soft-page-break/>Understand whether superpositional computation is useful in cases where you DO want the security as well.</text:p>
        </text:list-item>
      </text:list>
      <text:p text:style-name="Standard"/>
      <text:p text:style-name="Standard">References:</text:p>
      <text:list xml:id="list6978063950089727381" text:style-name="L5">
        <text:list-item>
          <text:p text:style-name="P8">Fully Homomorphic Encryption without Bootstrapping </text:p>
          <text:list>
            <text:list-item>
              <text:p text:style-name="P8"><text:a xlink:type="simple" xlink:href="http://www.helwan.edu.eg/university/staff/Dr.MohamedNabil/fhe/Fully%20Homomorphic%20Encryption%20without%20Bootstrapping%20(BGV).pdf" text:style-name="Internet_20_link" text:visited-style-name="Visited_20_Internet_20_Link">http://www.helwan.edu.eg/university/staff/Dr.MohamedNabil/fhe/Fully%20Homomorphic%20Encryption%20without%20Bootstrapping%20(BGV).pdf</text:a></text:p>
            </text:list-item>
            <text:list-item>
              <text:p text:style-name="P8">This one has LOTS of references to reference if you want to!</text:p>
            </text:list-item>
          </text:list>
        </text:list-item>
        <text:list-item>
          <text:p text:style-name="P8">Fully Homomorphic Encryption over the Integers</text:p>
          <text:list>
            <text:list-item>
              <text:p text:style-name="P8"><text:a xlink:type="simple" xlink:href="http://link.springer.com/chapter/10.1007%2F978-3-642-13190-5_2" text:style-name="Internet_20_link" text:visited-style-name="Visited_20_Internet_20_Link">http://link.springer.com/chapter/10.1007%2F978-3-642-13190-5_2</text:a></text:p>
            </text:list-item>
          </text:list>
        </text:list-item>
      </text:list>
      <text:p text:style-name="Standard"/>
      <text:p text:style-name="Standard">Supplemental Material:</text:p>
      <text:list xml:id="list6643196134919327648" text:style-name="L6">
        <text:list-item>
          <text:p text:style-name="P9">Source code for simple working example</text:p>
        </text:list-item>
        <text:list-item>
          <text:p text:style-name="P9">performance data files</text:p>
        </text:list-item>
      </text:list>
      <text:p text:style-name="Standard"/>
      <text:p text:style-name="Standard">Final TODOs:</text:p>
      <text:list xml:id="list3090469576863928317" text:style-name="L7">
        <text:list-item>
          <text:p text:style-name="P10">Do TODOs</text:p>
        </text:list-item>
        <text:list-item>
          <text:p text:style-name="P10">author contact information</text:p>
        </text:list-item>
        <text:list-item>
          <text:p text:style-name="P10">acknowledgements section (the people who read it before submitting it!)</text:p>
        </text:list-item>
        <text:list-item>
          <text:p text:style-name="P10">Put supplemental info description</text:p>
        </text:list-item>
        <text:list-item>
          <text:p text:style-name="P10">spell check</text:p>
        </text:list-item>
        <text:list-item>
          <text:p text:style-name="P10">Put it in template format</text:p>
        </text:list-item>
        <text:list-item>
          <text:p text:style-name="P10">Get some people to read it before submission</text:p>
        </text:list-item>
        <text:list-item>
          <text:p text:style-name="P10">Next paper: look into detecting circuit redundancy using superpositional compu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Wolfe</meta:initial-creator>
    <meta:creation-date>2016-03-23T10:02:06.66</meta:creation-date>
    <meta:generator>OpenOffice/4.1.1$Win32 OpenOffice.org_project/411m6$Build-9775</meta:generator>
    <dc:date>2016-03-25T14:28:37.71</dc:date>
    <dc:creator>Alan Wolfe</dc:creator>
    <meta:editing-duration>P1DT5H51M45S</meta:editing-duration>
    <meta:editing-cycles>31</meta:editing-cycles>
    <meta:document-statistic meta:table-count="0" meta:image-count="0" meta:object-count="0" meta:page-count="2" meta:paragraph-count="52" meta:word-count="522" meta:character-count="3179"/>
  </office:meta>
</office:document-meta>
</file>